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0915" officeooo:paragraph-rsid="00140915"/>
    </style:style>
    <style:style style:name="P2" style:family="paragraph" style:parent-style-name="Standard">
      <style:text-properties officeooo:rsid="0014ddec" officeooo:paragraph-rsid="0014ddec"/>
    </style:style>
    <style:style style:name="P3" style:family="paragraph" style:parent-style-name="Standard">
      <style:text-properties officeooo:rsid="0014ddec" officeooo:paragraph-rsid="00165ffe"/>
    </style:style>
    <style:style style:name="P4" style:family="paragraph" style:parent-style-name="Standard">
      <style:text-properties officeooo:rsid="0014ddec" officeooo:paragraph-rsid="001811da"/>
    </style:style>
    <style:style style:name="P5" style:family="paragraph" style:parent-style-name="Standard">
      <style:text-properties officeooo:rsid="0014ddec" officeooo:paragraph-rsid="002cc14d"/>
    </style:style>
    <style:style style:name="P6" style:family="paragraph" style:parent-style-name="Standard">
      <style:text-properties officeooo:rsid="0014ddec" officeooo:paragraph-rsid="002e1ae2"/>
    </style:style>
    <style:style style:name="P7" style:family="paragraph" style:parent-style-name="Standard">
      <style:text-properties officeooo:rsid="00158d87" officeooo:paragraph-rsid="00158d87"/>
    </style:style>
    <style:style style:name="P8" style:family="paragraph" style:parent-style-name="Standard">
      <style:text-properties officeooo:rsid="001aee52" officeooo:paragraph-rsid="001aee52"/>
    </style:style>
    <style:style style:name="P9" style:family="paragraph" style:parent-style-name="Standard">
      <style:text-properties fo:font-variant="normal" fo:text-transform="none" fo:color="#333333" style:font-name="Times New Roman" fo:font-size="12pt" fo:letter-spacing="normal" fo:font-style="normal" fo:font-weight="normal" officeooo:rsid="00139067" officeooo:paragraph-rsid="001ddbb0" style:font-size-asian="12pt" style:font-size-complex="12pt"/>
    </style:style>
    <style:style style:name="P10" style:family="paragraph" style:parent-style-name="Standard">
      <style:text-properties fo:font-variant="normal" fo:text-transform="none" fo:color="#333333" style:font-name="Times New Roman" fo:font-size="12pt" fo:letter-spacing="normal" fo:font-style="normal" fo:font-weight="normal" officeooo:rsid="00139067" officeooo:paragraph-rsid="002cd58e" style:font-size-asian="12pt" style:font-size-complex="12pt"/>
    </style:style>
    <style:style style:name="P11" style:family="paragraph" style:parent-style-name="Standard">
      <style:text-properties fo:font-variant="normal" fo:text-transform="none" fo:color="#333333" style:font-name="Times New Roman" fo:font-size="12pt" fo:letter-spacing="normal" fo:font-style="normal" fo:font-weight="normal" officeooo:rsid="00139067" officeooo:paragraph-rsid="002eb285" style:font-size-asian="12pt" style:font-size-complex="12pt"/>
    </style:style>
    <style:style style:name="P12" style:family="paragraph" style:parent-style-name="Standard">
      <style:text-properties fo:font-variant="normal" fo:text-transform="none" fo:color="#333333" style:font-name="Times New Roman" fo:font-size="12pt" fo:letter-spacing="normal" fo:font-style="normal" fo:font-weight="normal" officeooo:rsid="002cd58e" officeooo:paragraph-rsid="002cd58e" style:font-size-asian="12pt" style:font-size-complex="12pt"/>
    </style:style>
    <style:style style:name="P13" style:family="paragraph" style:parent-style-name="Standard">
      <style:text-properties officeooo:rsid="00210e6f" officeooo:paragraph-rsid="00210e6f"/>
    </style:style>
    <style:style style:name="P14" style:family="paragraph" style:parent-style-name="Standard">
      <style:text-properties officeooo:rsid="00214c67" officeooo:paragraph-rsid="00214c67"/>
    </style:style>
    <style:style style:name="P15" style:family="paragraph" style:parent-style-name="Standard">
      <style:text-properties officeooo:rsid="00214c67" officeooo:paragraph-rsid="0014ddec"/>
    </style:style>
    <style:style style:name="P16" style:family="paragraph" style:parent-style-name="Standard">
      <style:text-properties officeooo:rsid="0021fc31" officeooo:paragraph-rsid="0021fc31"/>
    </style:style>
    <style:style style:name="P17" style:family="paragraph" style:parent-style-name="Standard">
      <style:text-properties officeooo:rsid="002577a6" officeooo:paragraph-rsid="002692c2"/>
    </style:style>
    <style:style style:name="P18" style:family="paragraph" style:parent-style-name="Standard">
      <style:text-properties officeooo:rsid="002577a6" officeooo:paragraph-rsid="00287dc2"/>
    </style:style>
    <style:style style:name="P19" style:family="paragraph" style:parent-style-name="Standard">
      <style:text-properties officeooo:rsid="002577a6" officeooo:paragraph-rsid="00294c70"/>
    </style:style>
    <style:style style:name="P20" style:family="paragraph" style:parent-style-name="Standard">
      <style:text-properties officeooo:rsid="002577a6" officeooo:paragraph-rsid="0014ddec"/>
    </style:style>
    <style:style style:name="P21" style:family="paragraph" style:parent-style-name="Standard">
      <style:text-properties officeooo:rsid="00287dc2" officeooo:paragraph-rsid="00287dc2"/>
    </style:style>
    <style:style style:name="P22" style:family="paragraph" style:parent-style-name="Standard">
      <style:text-properties officeooo:rsid="00294c70" officeooo:paragraph-rsid="002b34f1"/>
    </style:style>
    <style:style style:name="P23" style:family="paragraph" style:parent-style-name="Standard">
      <style:text-properties officeooo:rsid="002b34f1" officeooo:paragraph-rsid="002b34f1"/>
    </style:style>
    <style:style style:name="P24" style:family="paragraph" style:parent-style-name="Standard">
      <style:text-properties officeooo:rsid="002cd58e" officeooo:paragraph-rsid="002cd58e"/>
    </style:style>
    <style:style style:name="P25" style:family="paragraph" style:parent-style-name="Standard">
      <style:text-properties officeooo:rsid="00201da0" officeooo:paragraph-rsid="002cd58e"/>
    </style:style>
    <style:style style:name="P26" style:family="paragraph" style:parent-style-name="Standard">
      <style:text-properties officeooo:rsid="002e1ae2" officeooo:paragraph-rsid="002e1ae2"/>
    </style:style>
    <style:style style:name="P27" style:family="paragraph" style:parent-style-name="Standard">
      <style:text-properties officeooo:rsid="002eb285" officeooo:paragraph-rsid="002eb285"/>
    </style:style>
    <style:style style:name="P28" style:family="paragraph" style:parent-style-name="Standard">
      <style:text-properties officeooo:rsid="00287dc2" officeooo:paragraph-rsid="00287dc2"/>
    </style:style>
    <style:style style:name="P29" style:family="paragraph" style:parent-style-name="Standard">
      <style:text-properties officeooo:rsid="002cc14d" officeooo:paragraph-rsid="002cc14d"/>
    </style:style>
    <style:style style:name="P30" style:family="paragraph" style:parent-style-name="Standard">
      <style:text-properties officeooo:rsid="00294c70" officeooo:paragraph-rsid="002b34f1"/>
    </style:style>
    <style:style style:name="P31" style:family="paragraph" style:parent-style-name="Standard">
      <style:text-properties officeooo:rsid="002cd58e" officeooo:paragraph-rsid="002cd58e"/>
    </style:style>
    <style:style style:name="P32" style:family="paragraph" style:parent-style-name="Standard">
      <style:text-properties officeooo:rsid="002e1ae2" officeooo:paragraph-rsid="002e1ae2"/>
    </style:style>
    <style:style style:name="P33" style:family="paragraph" style:parent-style-name="Standard">
      <style:text-properties fo:font-variant="normal" fo:text-transform="none" fo:color="#333333" style:font-name="Times New Roman" fo:font-size="12pt" fo:letter-spacing="normal" fo:font-style="normal" fo:font-weight="normal" officeooo:rsid="00139067" officeooo:paragraph-rsid="001ddbb0" style:font-size-asian="12pt" style:font-size-complex="12pt"/>
    </style:style>
    <style:style style:name="P34" style:family="paragraph" style:parent-style-name="Standard">
      <style:text-properties fo:font-variant="normal" fo:text-transform="none" fo:color="#333333" style:font-name="Times New Roman" fo:font-size="12pt" fo:letter-spacing="normal" fo:font-style="normal" fo:font-weight="normal" officeooo:rsid="00139067" officeooo:paragraph-rsid="0031b3ad" style:font-size-asian="12pt" style:font-size-complex="12pt"/>
    </style:style>
    <style:style style:name="P35" style:family="paragraph" style:parent-style-name="Standard">
      <style:text-properties fo:font-variant="normal" fo:text-transform="none" fo:color="#333333" style:font-name="Times New Roman" fo:font-size="12pt" fo:letter-spacing="normal" fo:font-style="normal" fo:font-weight="normal" officeooo:rsid="00139067" officeooo:paragraph-rsid="0032b7db" style:font-size-asian="12pt" style:font-size-complex="12pt"/>
    </style:style>
    <style:style style:name="P36" style:family="paragraph" style:parent-style-name="Standard">
      <style:text-properties fo:font-variant="normal" fo:text-transform="none" fo:color="#333333" style:font-name="Times New Roman" fo:font-size="12pt" fo:letter-spacing="normal" fo:font-style="normal" fo:font-weight="normal" officeooo:rsid="00139067" officeooo:paragraph-rsid="00398c71" style:font-size-asian="12pt" style:font-size-complex="12pt"/>
    </style:style>
    <style:style style:name="P37" style:family="paragraph" style:parent-style-name="Standard">
      <style:text-properties fo:font-variant="normal" fo:text-transform="none" fo:color="#333333" style:font-name="Times New Roman" fo:font-size="12pt" fo:letter-spacing="normal" fo:font-style="normal" fo:font-weight="normal" officeooo:rsid="0013468d" officeooo:paragraph-rsid="0031b3ad" style:font-size-asian="12pt" style:font-size-complex="12pt"/>
    </style:style>
    <style:style style:name="P38" style:family="paragraph" style:parent-style-name="Standard">
      <style:text-properties fo:font-variant="normal" fo:text-transform="none" fo:color="#333333" style:font-name="Times New Roman" fo:font-size="12pt" fo:letter-spacing="normal" fo:font-style="normal" fo:font-weight="normal" officeooo:rsid="0032b7db" officeooo:paragraph-rsid="0032b7db" style:font-size-asian="12pt" style:font-size-complex="12pt"/>
    </style:style>
    <style:style style:name="P39" style:family="paragraph" style:parent-style-name="Standard">
      <style:text-properties fo:font-variant="normal" fo:text-transform="none" fo:color="#333333" style:font-name="Times New Roman" fo:font-size="12pt" fo:letter-spacing="normal" fo:font-style="normal" fo:font-weight="normal" officeooo:rsid="0032b7db" officeooo:paragraph-rsid="0036c6a4" style:font-size-asian="12pt" style:font-size-complex="12pt"/>
    </style:style>
    <style:style style:name="P40" style:family="paragraph" style:parent-style-name="Standard">
      <style:text-properties fo:font-variant="normal" fo:text-transform="none" fo:color="#333333" style:font-name="Times New Roman" fo:font-size="12pt" fo:letter-spacing="normal" fo:font-style="normal" fo:font-weight="normal" officeooo:rsid="00347a2a" officeooo:paragraph-rsid="00347a2a" style:font-size-asian="12pt" style:font-size-complex="12pt"/>
    </style:style>
    <style:style style:name="P41" style:family="paragraph" style:parent-style-name="Standard">
      <style:text-properties fo:font-variant="normal" fo:text-transform="none" fo:color="#333333" style:font-name="Times New Roman" fo:font-size="12pt" fo:letter-spacing="normal" fo:font-style="normal" fo:font-weight="normal" officeooo:rsid="003ded27" officeooo:paragraph-rsid="003ded27" style:font-size-asian="12pt" style:font-size-complex="12pt"/>
    </style:style>
    <style:style style:name="P42" style:family="paragraph" style:parent-style-name="Standard">
      <style:text-properties fo:font-variant="normal" fo:text-transform="none" fo:color="#333333" style:font-name="Times New Roman" fo:font-size="12pt" fo:letter-spacing="normal" fo:font-style="normal" fo:font-weight="normal" officeooo:rsid="003ded27" officeooo:paragraph-rsid="003ebe5b" style:font-size-asian="12pt" style:font-size-complex="12pt"/>
    </style:style>
    <style:style style:name="P43" style:family="paragraph" style:parent-style-name="Standard">
      <style:text-properties officeooo:rsid="0014ddec" officeooo:paragraph-rsid="0014ddec"/>
    </style:style>
    <style:style style:name="P44" style:family="paragraph" style:parent-style-name="Standard">
      <style:text-properties officeooo:rsid="0014ddec" officeooo:paragraph-rsid="0030b931"/>
    </style:style>
    <style:style style:name="P45" style:family="paragraph" style:parent-style-name="Standard">
      <style:text-properties officeooo:rsid="0030b931" officeooo:paragraph-rsid="0014ddec"/>
    </style:style>
    <style:style style:name="P46" style:family="paragraph" style:parent-style-name="Standard">
      <style:text-properties officeooo:rsid="0030b931" officeooo:paragraph-rsid="0030b931"/>
    </style:style>
    <style:style style:name="P47" style:family="paragraph" style:parent-style-name="Standard">
      <style:text-properties style:font-name="Times New Roman" fo:font-size="12pt" officeooo:rsid="00139067" officeooo:paragraph-rsid="0031b3ad" style:font-size-asian="12pt" style:font-size-complex="12pt"/>
    </style:style>
    <style:style style:name="P48" style:family="paragraph" style:parent-style-name="Standard">
      <style:text-properties officeooo:rsid="00158d87" officeooo:paragraph-rsid="00158d87"/>
    </style:style>
    <style:style style:name="P49" style:family="paragraph" style:parent-style-name="Standard">
      <style:text-properties officeooo:rsid="00326607" officeooo:paragraph-rsid="00326607"/>
    </style:style>
    <style:style style:name="P50" style:family="paragraph" style:parent-style-name="Standard">
      <style:text-properties officeooo:paragraph-rsid="00326607"/>
    </style:style>
    <style:style style:name="P51" style:family="paragraph" style:parent-style-name="Standard">
      <style:text-properties officeooo:rsid="00139067" officeooo:paragraph-rsid="001ddbb0"/>
    </style:style>
    <style:style style:name="P52" style:family="paragraph" style:parent-style-name="Standard">
      <style:text-properties officeooo:rsid="0036c6a4" officeooo:paragraph-rsid="0036c6a4"/>
    </style:style>
    <style:style style:name="P53" style:family="paragraph" style:parent-style-name="Standard">
      <style:text-properties officeooo:rsid="0036c6a4" officeooo:paragraph-rsid="003834f9"/>
    </style:style>
    <style:style style:name="P54" style:family="paragraph" style:parent-style-name="Standard">
      <style:text-properties officeooo:rsid="003834f9" officeooo:paragraph-rsid="003834f9"/>
    </style:style>
    <style:style style:name="P55" style:family="paragraph" style:parent-style-name="Standard">
      <style:text-properties officeooo:rsid="003c06b6" officeooo:paragraph-rsid="003c06b6"/>
    </style:style>
    <style:style style:name="P56" style:family="paragraph" style:parent-style-name="Standard">
      <style:text-properties officeooo:rsid="003c06b6" officeooo:paragraph-rsid="003c263c"/>
    </style:style>
    <style:style style:name="P57" style:family="paragraph" style:parent-style-name="Standard">
      <style:text-properties officeooo:rsid="0021fc31" officeooo:paragraph-rsid="0021fc31"/>
    </style:style>
    <style:style style:name="T1" style:family="text">
      <style:text-properties officeooo:rsid="00165ffe"/>
    </style:style>
    <style:style style:name="T2" style:family="text">
      <style:text-properties officeooo:rsid="001c5d46"/>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officeooo:rsid="0013468d"/>
    </style:style>
    <style:style style:name="T5" style:family="text">
      <style:text-properties fo:font-variant="normal" fo:text-transform="none" fo:color="#333333" fo:letter-spacing="normal" fo:font-style="normal" fo:font-weight="normal" officeooo:rsid="0032b7db"/>
    </style:style>
    <style:style style:name="T6" style:family="text">
      <style:text-properties fo:font-variant="normal" fo:text-transform="none" fo:color="#333333" style:font-name="Times New Roman" fo:font-size="12pt" fo:letter-spacing="normal" fo:font-style="normal" fo:font-weight="normal" style:font-size-asian="12pt" style:font-size-complex="12pt"/>
    </style:style>
    <style:style style:name="T7" style:family="text">
      <style:text-properties fo:font-variant="normal" fo:text-transform="none" fo:color="#333333" style:font-name="Times New Roman" fo:font-size="12pt" fo:letter-spacing="normal" fo:font-style="normal" fo:font-weight="normal" officeooo:rsid="003834f9" style:font-size-asian="12pt" style:font-size-complex="12pt"/>
    </style:style>
    <style:style style:name="T8" style:family="text">
      <style:text-properties fo:font-variant="normal" fo:text-transform="none" fo:color="#252525" style:font-name="sans-serif" fo:font-size="10.5pt" fo:letter-spacing="normal" fo:font-style="normal" fo:font-weight="normal"/>
    </style:style>
    <style:style style:name="T9" style:family="text">
      <style:text-properties fo:font-variant="normal" fo:text-transform="none" fo:color="#252525" style:font-name="sans-serif" fo:font-size="10.5pt" fo:letter-spacing="normal" fo:font-style="normal" fo:font-weight="normal" officeooo:rsid="00326607"/>
    </style:style>
    <style:style style:name="T10" style:family="text">
      <style:text-properties officeooo:rsid="002692c2"/>
    </style:style>
    <style:style style:name="T11" style:family="text">
      <style:text-properties officeooo:rsid="0027a323"/>
    </style:style>
    <style:style style:name="T12" style:family="text">
      <style:text-properties officeooo:rsid="00287dc2"/>
    </style:style>
    <style:style style:name="T13" style:family="text">
      <style:text-properties officeooo:rsid="00294c70"/>
    </style:style>
    <style:style style:name="T14" style:family="text">
      <style:text-properties officeooo:rsid="002b34f1"/>
    </style:style>
    <style:style style:name="T15" style:family="text">
      <style:text-properties officeooo:rsid="002cc14d"/>
    </style:style>
    <style:style style:name="T16" style:family="text">
      <style:text-properties officeooo:rsid="002cd58e"/>
    </style:style>
    <style:style style:name="T17" style:family="text">
      <style:text-properties officeooo:rsid="002e1ae2"/>
    </style:style>
    <style:style style:name="T18" style:family="text">
      <style:text-properties officeooo:rsid="002eb285"/>
    </style:style>
    <style:style style:name="T19" style:family="text">
      <style:text-properties officeooo:rsid="00326607"/>
    </style:style>
    <style:style style:name="T20" style:family="text">
      <style:text-properties officeooo:rsid="0032b7db"/>
    </style:style>
    <style:style style:name="T21" style:family="text">
      <style:text-properties officeooo:rsid="00139067"/>
    </style:style>
    <style:style style:name="T22" style:family="text">
      <style:text-properties officeooo:rsid="0013468d"/>
    </style:style>
    <style:style style:name="T23" style:family="text">
      <style:text-properties officeooo:rsid="00347a2a"/>
    </style:style>
    <style:style style:name="T24" style:family="text">
      <style:text-properties officeooo:rsid="0036c6a4"/>
    </style:style>
    <style:style style:name="T25" style:family="text">
      <style:text-properties officeooo:rsid="003834f9"/>
    </style:style>
    <style:style style:name="T26" style:family="text">
      <style:text-properties officeooo:rsid="00398c71"/>
    </style:style>
    <style:style style:name="T27" style:family="text">
      <style:text-properties officeooo:rsid="003c06b6"/>
    </style:style>
    <style:style style:name="T28" style:family="text">
      <style:text-properties officeooo:rsid="003c263c"/>
    </style:style>
    <style:style style:name="T29" style:family="text">
      <style:text-properties officeooo:rsid="003ded27"/>
    </style:style>
    <style:style style:name="T30" style:family="text">
      <style:text-properties officeooo:rsid="003ebe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posizione 1:</text:p>
      <text:p text:style-name="P1"><text:span text:style-name="T12">&lt;h1&gt;</text:span>LA BARRIERA CORALLINA<text:span text:style-name="T12">&lt;/h1&gt;</text:span></text:p>
      <text:p text:style-name="P1"/>
      <text:p text:style-name="P18"><text:span text:style-name="T12">&lt;p&gt;</text:span>la barriera corallina è uno dei più splendidi e sgargianti esempi di biodiversità che gli ambienti marini possono offrirci.<text:span text:style-name="T12">&lt;/p&gt;</text:span> </text:p>
      <text:p text:style-name="P17"><text:span text:style-name="T12">&lt;p&gt;</text:span>Tipica dei mari tropicali, <text:span text:style-name="T11">la barriera corallina</text:span> <text:span text:style-name="T10">è composta da formazioni rocciose sottomarine costituite e accresciute dalla sedimentazione degli scheletri calcarei dei coralli, a profondità tali da poter ricevere la maggior quantità di luce solare possibile, il carburante dell'intera barriera.</text:span></text:p>
      <text:p text:style-name="P21">Pesci di ogni forma e colore, coloratissime lumache di mare, squali, tartarughe marine condividono e si affidano alle barriere per la sopravvivenza.&lt;/p&gt; </text:p>
      <text:p text:style-name="P21">&lt;p&gt;Nell'immaginario collettivo e non solo, le barriere coralline rappresentano un mondo sommerso variopinto e spettacolare, ma si tratta di ambienti estremamente sensibili e delicati, minacciati in modo più o meno diretto da attività umane: la pesca a strascico e ancore possono danneggiarle significativamente, mentre l'uso indiscriminato (fortunatamente bandito anni fa) del veleno per stordire i pesci e il commercio in acquariofilia ha causato in alcune zone una morìa a macchia di leopardo dei polipi che si trovavano nella zona; inoltre l'innalzamento delle temperature medie degli oceani (causato dal riscaldamento globale) può velocemente uccidere i polipi del corallo.</text:p>
      <text:p text:style-name="P21">Stando ad alcune ricerche tra 50 anni potremmo già dover dire addio a queste splendide gemme del mare, per tale motivo è ancora più importante imparare ad apprezzare e conoscere le barriere coralline, con la speranza di capire salvarle.</text:p>
      <text:p text:style-name="P21">&lt;/p&gt; </text:p>
      <text:p text:style-name="P19"/>
      <text:p text:style-name="P5"><text:span text:style-name="T13">&lt;h2&gt;C</text:span>oralli<text:span text:style-name="T13">&lt;h2&gt;</text:span></text:p>
      <text:p text:style-name="P29">&lt;p&gt;Insieme a spugne, alghe e altri animali sessili (ancorati al fondale) impostano l'aspetto delle barriere. I coralli sono costituiti da colonie di piccoli polipi, costituiscono la base di questo ambiente sia dal punto di vista costitutivo che dal punto di vista della catena alimentare.&lt;/p&gt;</text:p>
      <text:p text:style-name="P22">&lt;p&gt;La loro crescita e il continuo avvicendarsi delle generazioni dei polipi è infatti tale da poter creare isole e delle lagune in mari profondi, modificando sia il fondo sia le coste (ricoperte di sabbia finissima, frutto dell'erosione marina sui coralli e dell'azione di alcuni pesci che si cibano dei polipi).&lt;/p&gt;</text:p>
      <text:p text:style-name="P22"><text:span text:style-name="T14">&lt;p&gt;</text:span>Esistono molte specie di coralli, distinguibili dai diversi colori e dalle peculiari strutture che creano, <text:span text:style-name="T14">ma i coralli della barriera corallina tendono ad avere in comune la simbiosi con alghe unicellulari dette zooxantelle (fatto che determina la necessità di trovarsi in luoghi luminosi), dalle quali ricavano buona parte del loro nutrimento, in cambio della protezione offerta dagli scheletri della colonia e da tentacoli urticanti dei polipi.&lt;p&gt;</text:span></text:p>
      <text:p text:style-name="P23"/>
      <text:p text:style-name="P23"/>
      <text:p text:style-name="P2"><text:span text:style-name="T15">&lt;h2&gt;P</text:span>esci pagliaccio e anemoni<text:span text:style-name="T16">&lt;/h2&gt;</text:span></text:p>
      <text:p text:style-name="P2"/>
      <text:p text:style-name="P24">&lt;p&gt; Resi famosi dai film della Pixar “alla ricerca di Nemo” e “alla ricerca di Dory” i pesci pagliaccio devono il nome alla livrea arancio-bianca che sfoggiano, che è stata paragonata al trucco usato dai clown.&lt;/p&gt;</text:p>
      <text:p text:style-name="P10"><text:span text:style-name="T16">&lt;p&gt;</text:span>Questi <text:span text:style-name="T16">simpatici</text:span> piccoli pesci <text:span text:style-name="T16">dalla </text:span><text:s/>formano coppie fisse che, normalmente, si riproducono all’interno dell’Acquario depositando circa 200 uova alla volta. È il maschio che si occupa dei piccoli mentre la femmina, più grande, difende l’anemone e la prole. Gli esemplari più giovani sono molto socievoli e si incontrano, in gruppi numerosi , presso gli Attiniari più grandi. Vivono in genere entro i 15 m di profondità su fondali rocciosi o madreporici dove siano presenti anemoni.<text:span text:style-name="T16">&lt;/p&gt;</text:span></text:p>
      <text:p text:style-name="P10"><text:span text:style-name="T16">&lt;p&gt;</text:span>In natura non si incontrano mai pesci pagliaccio senza il loro anemone. (Questi due organismi infatti vivono in simbiosi mutualistica, cioè vivono a stretto contatto tra loro). Grazie ad una pelle particolarmente resistente coperta da muco, i pagliaccio riescono a muoversi liberamente tra i tentacoli urticanti degli anemoni, senza subire né danni né ustioni, utilizzando questo organismo <text:soft-page-break/>come una vera e propria casa.<text:span text:style-name="T16">&lt;/p&gt;</text:span></text:p>
      <text:p text:style-name="P12">&lt;p&gt;Gli anemoni sono parenti dei coralli, ma i polipi appartenenti a tale famiglia non formano colonie e sono di dimensioni maggiori. Si nutre di piccoli pesci e invertebrati che cattura tramite tentacoli urticanti. Essi offrono protezione ai pesci pagliaccio, che in cambio si occupano della pulizia del loro ospite.&lt;/p&gt;</text:p>
      <text:p text:style-name="P10"/>
      <text:p text:style-name="P2"><text:span text:style-name="T16">&lt;h2&gt;P</text:span>esci chirurgo<text:span text:style-name="T16">&lt;/h2&gt;</text:span></text:p>
      <text:p text:style-name="P25"><text:span text:style-name="T16">&lt;p&gt;I pesci chirurgo s</text:span>ono pesci dal corpo ovale piuttosto alto e compresso lateralmente, <text:span text:style-name="T16">l</text:span>'occhio è posto in alto e la bocca, piccola, spesso è portata su un muso appuntito. <text:span text:style-name="T16">Esistono diverse specie apparteneti a questa famiglia</text:span> <text:span text:style-name="T16">a</text:span>lcune <text:span text:style-name="T16">delle quali (appartenenti ad un genere detto, non a caso</text:span> Naso<text:span text:style-name="T16">)</text:span> hanno una vistosa appendice appuntita o tuberiforme sulla fronte. La pinna dorsale è unica e porta alcuni raggi spinosi. Le scaglie sono piccole.<text:span text:style-name="T16">&lt;/p&gt;</text:span> </text:p>
      <text:p text:style-name="P25"><text:span text:style-name="T16">&lt;p&gt;</text:span>Interessante è la capacità espressiva di tutte le specie della famiglia: un individuo spaventato, inquieto o ammalato appare più pallido o a volte con particolari non visibili se in buona salute.<text:span text:style-name="T16">&lt;/p&gt;</text:span> <text:span text:style-name="T16">&lt;p&gt;</text:span>I pesci chirurgo devono il loro nome comune e la loro fama ad un'importante arma di difesa: una sorta di stiletto retrattile presente su ognuno dei due fianchi del peduncolo caudale, estremamente affilato (come bisturi) ed utilizzato da queste specie come strumento di estrema difesa: queste lame a mezzaluna vengono infatti erette soprattutto a scopo dimostrativo. Per esaltarne l'importanza molte specie presentano vistose colorazioni nel peduncolo caudale o addirittura direttamente il bisturi <text:span text:style-name="T16">colorato</text:span>.<text:span text:style-name="T16">&lt;/p&gt;</text:span></text:p>
      <text:p text:style-name="P25"/>
      <text:p text:style-name="P2"/>
      <text:p text:style-name="P2"><text:span text:style-name="T16">&lt;h2&gt;</text:span>pesci angelo<text:span text:style-name="T16">&lt;/h2&gt;</text:span></text:p>
      <text:p text:style-name="P24">&lt;p&gt;La famiglia dei pesci angelo comprende moltissimi pesci dalle forme e colori più diversi e sgargianti e singolari.&lt;/p&gt;</text:p>
      <text:p text:style-name="P25"><text:span text:style-name="T16">&lt;p&gt;</text:span>Il loro corpo <text:span text:style-name="T17">tende ad essere</text:span> alto, compresso ai fianchi, di forma romboidale. Le pinne dorsale e anale sono opposte e solitamente speculari, ad esclusione di alcuni raggi allungati al termine di quella dorsale. L'opercolo branchiale è provvisto di spina nella parte inferiore, da qui il nome scientifico Pomacanthus dove Poma in greco è opercolo e acanth-spina. </text:p>
      <text:p text:style-name="P24">&lt;/p&gt;</text:p>
      <text:p text:style-name="P26">&lt;p&gt;il nome comune dei pesci di questa famiglia si ispira alla forma e alle livree che presentano: </text:p>
      <text:p text:style-name="P26">le pinne tendono ad essere tanto lunghe, e il mantello è tanto vario da poter ricordare angeli; per gli stessi motivi gli appartenenti a questa famiglia, soprattutto se di specie di dimensioni ridotte sono detti anche pesci farfalla&lt;/p&gt;</text:p>
      <text:p text:style-name="P20"/>
      <text:p text:style-name="P6"><text:span text:style-name="T17">&lt;h2&gt;P</text:span>olpi<text:span text:style-name="T17">&lt;/h2&gt;</text:span></text:p>
      <text:p text:style-name="P26">&lt;p&gt;Da non confondere con i polipi (organismi sessili, che costituiscono i coralli) il polpo è un mollusco cefalopode molto diffuso nei bassi fondali, non oltre i 200 metri. Preferisce i substrati aspri, rocciosi, perché ricchi di nascondigli, fessure e piccole caverne in cui nascondersi: l'assenza di endo- ed esoscheletro gli permette di prendere qualsiasi forma, e di passare attraverso cunicoli molto stretti. Presente in tutti i mari e gli oceani, è molto diffuso anche nel Mar Mediterraneo. &lt;/p&gt;</text:p>
      <text:p text:style-name="P27">&lt;p&gt;&amp;Egrave; dotato di un “corpo” centrale, dove sono situati gli organi interni, il cervello, gli occhi e la bocca e tutto ciò che rende possibile la sua sopravvivenza ma la sua caratteristica principale sono gli otto arti, dotati di almeno due file di ventose, che usa per esplorare lo spazio circostante, muoversi e nuotare; ciascun braccio contiene praticamente un proprio centro nervoso che dà origine per così dire ad una intelligenza distribuita, un arto infatti può scoprire e reagire all'ambiente corcostante indipendentemente dagli altri.&lt;/p&gt;</text:p>
      <text:p text:style-name="P26">&lt;p&gt;Sulle nostre tavole come nel suo ambiente naturale è molto apprezzato per la carne e (dai buon gustai) per l'inchiostro che usa solitamente come difesa; ma il polpo è un organismo molto più interessante di quanto si possa immaginare al primo sguardo:</text:p>
      <text:p text:style-name="P26">&lt;ul&gt;</text:p>
      <text:p text:style-name="P26"><text:tab/>&lt;li&gt;sono animali estremamente curiosi e intelligenti, tanto da poter imparare ad aprire <text:tab/><text:soft-page-break/><text:tab/>barattoli e essere veri e propri maghi della fuga;&lt;/li&gt;</text:p>
      <text:p text:style-name="P26"><text:tab/>&lt;li&gt;sono gli unici invertebrati in grado di impiegare stumenti a loro vantaggio in natura, <text:tab/>(quando devono muoversi in fondali spogli da protezione tendono a portarsi dietro gusci di <text:tab/><text:span text:style-name="T18">cocco in cui nascondersi);</text:span>&lt;/li&gt;</text:p>
      <text:p text:style-name="P26"><text:tab/><text:span text:style-name="T18">&lt;li&gt;sono grandi imitatori, la maggioranza dei polpi sono in grado di modificare l'aspetto e il colore della loro pelle per confondersi con l'ambiente circostante, per cacciare e nascondersi&lt;/li&gt;</text:span></text:p>
      <text:p text:style-name="P26">&lt;/ul&gt;</text:p>
      <text:p text:style-name="P13"><text:s/><text:span text:style-name="T18">&lt;/p&gt;</text:span></text:p>
      <text:p text:style-name="P2"/>
      <text:p text:style-name="P2"><text:span text:style-name="T18">&lt;h2&gt;M</text:span>urene<text:span text:style-name="T18">&lt;/h2&gt;</text:span></text:p>
      <text:p text:style-name="P11"><text:span text:style-name="T18">&lt;p&gt; la famiglia dei murenidi c</text:span>omprende svariate specie di pesci conosciuti in italiano con il nome di Murene. Vivono nei mari tropicali (dove hanno la massima diversità) e temperati caldi, di solito su fondi duri a bassa profondità.<text:span text:style-name="T18">&lt;/p&gt;</text:span> </text:p>
      <text:p text:style-name="P11"><text:span text:style-name="T18">&lt;p&gt;</text:span>Sono di colore spesso brune, in molte specie però possono avere reticolature o macchie chiare. <text:span text:style-name="T18">Alcune</text:span> specie invece hanno colori gialli, arancioni e blu molto vivaci. Sono pesci in media piuttosto grandi, alcune specie (genere Gymnothorax e Strophidon sathete) possono superare i 3 m. Nel mar Mediterraneo è molto comune la specie Muraena helena e, piuttosto rara, Gymnothorax unicolor. Enchelycore anatina è stata catturata una sola volta in questo mare.<text:span text:style-name="T18">&lt;/p&gt;</text:span></text:p>
      <text:p text:style-name="P11"><text:span text:style-name="T18">&lt;p&gt;</text:span>Questi anguilliformi hanno un corpo serpentiforme, leggermente compresso ai lati, non ricoperto da scaglie. Le pinne pettorali e ventrali sono assenti mentre la pinna dorsale e l’anale si prolungano senza discontinuità dalla testa alla coda mentre sul lato ventrale questa pinna è più corta. La testa è breve, i denti sono lunghi e appuntiti, spesso caniniformi. Le aperture branchiali sono piccole e rotonde. Molte specie hanno narici tubulari simili a brevi tentacoli. Alcune specie di questa famiglia sono dotate di una “mascella” aggiuntiva nell’esofago allo scopo di inghiottire al meglio prede voluminose. Sono predatori, cacciano pesci, molluschi (soprattutto cefalopodi come i polpi) e crostacei. Le larve sono leptocefali, come in tutti gli anguilliformi, che vivono nel plancton superficiale.<text:span text:style-name="T18">&lt;/p&gt;</text:span></text:p>
      <text:p text:style-name="P9"><text:span text:style-name="T18">&lt;p&gt;</text:span>I morsi di questi pesci sono piuttosto dolorosi e sembra che nella saliva sia presente una tossina anche se in quantità minime. La fama sinistra che circonda le murene è in gran parte immeritata, la leggenda che gli antichi Romani nutrissero le murene dei loro vivai con schiavi è del tutto priva di fondamento. Alcune specie possono essere aggressive e mordere, soprattutto se ferite. Grandi specie tropicali possono essere pericolose a causa degli avvelenamenti da ciguatera.<text:span text:style-name="T18">&lt;/p&gt;</text:span></text:p>
      <text:p text:style-name="P4"/>
      <text:p text:style-name="P4"><text:span text:style-name="T18">&lt;h2&gt;</text:span>tartarughe marine<text:span text:style-name="T18">&lt;/h2&gt;</text:span></text:p>
      <text:p text:style-name="P45"/>
      <text:p text:style-name="P46">&lt;p&gt;Le tartarughe marine sono rettili (come serpenti, coccodrilli e lucertole) e derivano da antenati terrestri, tornati alla vita acquatica. Per questo motivo hanno un corpo più slanciato, di forme spiccatamente idrodinamiche, con gli arti trasformati in efficaci pinne natatoie. Il corpo è tipicamente racchiuso in un robusto ma leggero guscio, formato da una parte dorsale, detta carapace, e da una ventrale, detta piastrone.&lt;/p&gt;</text:p>
      <text:p text:style-name="P46">&lt;p&gt;Sono prive di denti, ma possiedono un becco corneo dai margini affilati (ranfoteca). Olfatto e gusto sono sensi molto sviluppati, attraverso i quali avvertono la presenza di predatori, ricercano il cibo e riconoscono il territorio. La dieta può essere carnivora, erbivora o onnivora a seconda delle specie ed anche dell’età.&lt;/p&gt;</text:p>
      <text:p text:style-name="P46">&lt;p&gt;Pur essendo ben adattate alla vita acquatica, le tartarughe marine mantengono un forte legame con la terraferma, dove depongono le uova e, ovviamente, dove nascono i piccoli. Le femmine tornano a deporre le uova sulla stessa spiaggia dove sono nate o in prossimità di questa.</text:p>
      <text:p text:style-name="P46">Le femmine, pur deponendo più volte nell’arco di una stagione per un totale di diverse centinaia di uova, non nidificano tutti gli anni, ma a due o tre anni di distanza. I piccoli sono soggetti a una elevatissima mortalità nei primi anni di vita e solo una percentuale minima di essi raggiunge l’età adulta.&lt;/p&gt;</text:p>
      <text:p text:style-name="P46">&lt;p&gt;Le tartarughe sono molto sensibili ai cambiamenti introdotti dall’uomo nell’ambiente e <text:soft-page-break/>particolarmente vulnerabili, anche a causa della loro lenta capacità di riproduzione che viene raggiunta solo dopo molti anni di vita (da 15 a 30 anni). Oggi molte specie sono a rischio di estinzione&lt;/p&gt;</text:p>
      <text:p text:style-name="P44"/>
      <text:p text:style-name="P3"><text:span text:style-name="T18">&lt;h2&gt;</text:span>squali<text:span text:style-name="T18">&lt;/h2&gt;</text:span></text:p>
      <text:p text:style-name="P37"><text:span text:style-name="T20">&lt;p&gt;Il nostro acquario ospita alcuni splendidi esemplari di </text:span>squal<text:span text:style-name="T20">o</text:span> toro.</text:p>
      <text:p text:style-name="P37">Questo tipo di squalo è facilmente riconoscibile grazie alla sua colorazione grigio-beige, spesso contraddistinta da macchie brune. Raggiunge una lunghezza massima di 3 metri e 20 cm. La sua bocca resta quasi sempre semiaperta, <text:s/>presenta denti lunghi e sottili vistosamente sporgenti. Vive vicino alla <text:s/>costa, in acque basse, si mantiene vicino al fondo, ma lo si può vedere anche in superficie o a mezz’acqua, soprattutto di notte, mentre si sposta a nuoto lento.<text:span text:style-name="T20">&lt;/p&gt;</text:span></text:p>
      <text:p text:style-name="P47"><text:span text:style-name="T4"/></text:p>
      <text:p text:style-name="P38"><text:span text:style-name="T22">&lt;p&gt;in natura gli squali sono tra i predatori più efficienti e temibili dotati di diversi adattamenti per facilitare la ricerca di cibo, sono dotati di un ottimo olfatto, una buona vista, inoltre sono capaci di percepire campi elettromagnetici grazie a speciali organi chiamati ampolle di Lorenzini per captare più facilmente prede e pericoli.&lt;/p&gt;</text:span></text:p>
      <text:p text:style-name="P38"><text:span text:style-name="T4"/></text:p>
      <text:p text:style-name="P47"><text:span text:style-name="T5">&lt;p&gt;</text:span><text:span text:style-name="T4">La forma del corpo degli squali può essere correlata al loro modo di vivere. Uno squalo ha generalmente un corpo snello ed idrodinamico, con muso e pinne pettorali allungate</text:span><text:span text:style-name="T3">. Nella maggior parte dei casi la pinna caudale (la coda) ha il lobo superiore più lungo di quello inferiore. A differenza dei pesci ossei, dotati di vescica natatoria, lo squalo ha sviluppato un fegato di grosse dimensioni ricco di olio, che aumenta la spinta positiva garantendo una maggiore <text:s/>galleggiabilità. Fondamentale, poi, la sostituzione dello scheletro osseo con quello cartilagineo, che oltre ad essere più leggero, presenta, anche, il vantaggio di una maggiore elasticità.</text:span></text:p>
      <text:p text:style-name="P34">La pelle degli squali, a differenza degli altri pesci, non è ricoperta di scaglie, ma è composta di denticoli dermici, che la rendono simile a carta vetrata.<text:span text:style-name="T20">&lt;/p&gt;</text:span></text:p>
      <text:p text:style-name="P35"><text:span text:style-name="T20">&lt;p&gt;</text:span>Un vantaggio, attribuibile alla disposizione dei denticoli modificati, potrebbe essere quello di rendere lo squalo idrodinamico e più "silenzioso", con intuibili vantaggi nella caccia. La loro caratteristica peculiare, è la capacità di percepire i campi elettrici, grazie alle Ampolle di Lorenzini, minuscoli forellini, visibili a occhio nudo particolarmente abbondanti nella regione del capo. Le ampolle, piene di una gelatina conduttrice, sono in comunicazione con terminazioni nervose, che permettono di distinguere sia i campi elettrici che i campi magnetici.<text:span text:style-name="T20">&lt;/p&gt;</text:span></text:p>
      <text:p text:style-name="P35"/>
      <text:p text:style-name="P35"><text:span text:style-name="T20">&lt;p&gt;</text:span>I denti degli squali sono <text:span text:style-name="T20">senza dubbio una delle caratteristiche per le quali sono più temuti e famosi:</text:span> compressi, triangolari, con una o più cuspidi e con margini taglienti, lisci o seghettati <text:span text:style-name="T20">sono</text:span> <text:span text:style-name="T20">p</text:span>rivi di radice <text:span text:style-name="T20">e</text:span> sono semplicemente infissi nel tessuto connettivo della gengiva. Sono disposti in varie file, la prima delle quali è funzionale, mentre le altre sono in crescita; il loro processo di formazione è continuo. Una fila può essere sostituita in 2-3 settimane; ogni dente può durare circa 1 anno.<text:span text:style-name="T20">&lt;/p&gt;</text:span></text:p>
      <text:p text:style-name="P38"/>
      <text:p text:style-name="P40">&lt;h1&gt;Il delfinario&lt;/h1&gt;</text:p>
      <text:p text:style-name="P39"><text:s/><text:span text:style-name="T23">&lt;p&gt;Il nostro delfinario vi permetterà di venire a contatto e conoscere diverse specie di mammiferi marini.&lt;/p&gt;</text:span></text:p>
      <text:p text:style-name="P39"><text:span text:style-name="T23">&lt;p&gt;Tutti gli esemplari presenti nelle grandi vasche di questa sezione dell'acquario sono nati in cattività o sono ospiti in convalescenza salvati dalle associazioni di &lt;a href=ambiente.html&gt;salvaguardia dell'ambiente&lt;/a&gt; con le quali collaboriamo &lt;/p&gt;</text:span></text:p>
      <text:p text:style-name="P2"/>
      <text:p text:style-name="P52">&lt;h2&gt;delfino&lt;/h2&gt;</text:p>
      <text:p text:style-name="P52"/>
      <text:p text:style-name="P52">&lt;h2&gt;beluga&lt;/h2&gt;</text:p>
      <text:p text:style-name="P52"/>
      <text:p text:style-name="P52">&lt;h2&gt;leone marino&lt;/h2&gt;</text:p>
      <text:p text:style-name="P2"><text:soft-page-break/>Esposizione 2:</text:p>
      <text:p text:style-name="P2"/>
      <text:p text:style-name="P2">GLI ABISSI</text:p>
      <text:p text:style-name="P2"/>
      <text:p text:style-name="P2">-crostacei</text:p>
      <text:p text:style-name="P16">un artropode del subphilum dei crostacei, della classe dei malacostraci, dell’ ordine dei decapodi, del sottordine dei reptanti brachiuri e all’ infraordine dei granchi.</text:p>
      <text:p text:style-name="P16">Artropodi significa “possedere zampe articolate” e il philum degli artropodi è il più vasto del regno animale in generale e sottomarino.</text:p>
      <text:p text:style-name="P16">Il corpo è segmentato con tre regioni: capo, torace e addome tutte e tre (salvo rari casi: paguri) rivestite da un esoscheletro duro a protezione. Nella crescita, l’animale perde la vecchia corazza e ne acquista una nuova con l’indurimento della cuticola sottostante la vecchia.</text:p>
      <text:p text:style-name="P16">Nel subphilum dei crostacei <text:s/>esistono varie classi ma tra le tante prenderemo in esame:</text:p>
      <text:p text:style-name="P16">-quella dei malacostraci ed in particolare le specie appartenenti alla sottoclasse degli eumalacostraci.</text:p>
      <text:p text:style-name="P16">Riprendendo le fila della classe dei malacostraci selezioneremo la nostra attenzione verso i seguenti ordini:</text:p>
      <text:p text:style-name="P16">-misidiacei</text:p>
      <text:p text:style-name="P16">-isopodi</text:p>
      <text:p text:style-name="P16">-anfipodi</text:p>
      <text:p text:style-name="P16">–decapodi</text:p>
      <text:p text:style-name="P16">L’ordine dei decapodi raccoglie tutti i malacostraci che hanno dieci zampe distribuite in cinque paia.</text:p>
      <text:p text:style-name="P16">Distingueremo i decapodi a seconda della loro abilità al nuoto:</text:p>
      <text:p text:style-name="P16">-decapodi natanti</text:p>
      <text:p text:style-name="P16">-decapodi reptanti.</text:p>
      <text:p text:style-name="P16">Ai decapodi reptanti appartengoni crostacei capaci di movimenti di deambulazione orizzontale prodottadagli arti preposti con presa sul substrato e non da nuoto.</text:p>
      <text:p text:style-name="P16">A seconda della loro morfologia ed in particolar modo della dimensione della coda, troveremo un’altra suddivisione (anche questa di comodo):</text:p>
      <text:p text:style-name="P16">–anomuri</text:p>
      <text:p text:style-name="P16">–brachiuri</text:p>
      <text:p text:style-name="P16">-macruri</text:p>
      <text:p text:style-name="P16">I brachiuri sono crostacei <text:s/>in cui la coda (che assolve peraltro alla funzione di “cestello di raccolta” delle uova fecondate) ha proporzioni minime rispetto al torace, sotto il quale rimane normalmente ripiegata.</text:p>
      <text:p text:style-name="P16">Quella dei granchi è, ai fini della nostra analisi, una categoria di comodo in quanto gli appartenenti a questo infraordine sono conosciuti appunto come brachiuri. Nell’ambito dei crostacei spetta sicuramente ai granchi il podio dell’avvenuta evoluzione. Tutte le specie dei granchi hanno, in proporzione, un carapace ampio ed un addome piccolo. Tra i vari arti noteremo nei granchi la presenza di più o meno robuste <text:s/>chele.</text:p>
      <text:p text:style-name="P16">Troveremo in molte specie di granchi l’abitudine a “rivestire” il carapace con vari organismi, dalle spugne agli idrozoi, dai vegetali ad altri crostacei, tanto che, a volte, diventa difficoltoso e distinguerli dall’ambiente e classificarli.</text:p>
      <text:p text:style-name="P16">La muta dei granchi, e quindi il cambio della corazza avviene spesso durante la crescita dell’animale : i maschi approfittano della muta delle femmine per l’accoppiamento, mentre le femmine approfittano della muta del maschio (sprovveduto) per cibarsene.</text:p>
      <text:p text:style-name="P15"/>
      <text:p text:style-name="P14">granchio yeti</text:p>
      <text:p text:style-name="P16">È bianco. È peloso. È sfuggente. È uno yeti…formato granchio. Ecco Kiwa tyleri, l’ultimissimo membro della famiglia dei granchi yeti e primo a essere stato trovato nelle fredde acque al largo dell’Antartide.</text:p>
      <text:p text:style-name="P16"><text:soft-page-break/></text:p>
      <text:p text:style-name="P16">Mentre il suo nome richiama l’abominevole uomo delle nevi, le sue dimensioni <text:s/>decisamente no: il piccolo crostaceo va da mezzo centimetro a 15 di lunghezza ed è la terza specie a noi nota di granchio yeti, un gruppo di creature irsute che furono scoperte per la prima volta nel 2005, nel Pacifico meridionale. </text:p>
      <text:p text:style-name="P16"/>
      <text:p text:style-name="P16">Alla ricerca di questo nuovo yeti, nel 2010 gli scienziati hanno portato un veicolo guidato in remoto fino alle sorgenti idrotermali dell’East Scotia Ridge, a una profondità di oltre 2.600 metri. È là che hanno trovato floride comunità di granchi yeti, che vivono in ambienti decisamente più ostili rispetto a qualsiasi dei loro parenti. “Ci siamo resi subito conto di aver trovato qualcosa di nuovo e assolutamente unico nella ricerca su questo habitat, le sorgenti idrotermali”, spiega Sven Thatje, ecologo della U.K.’s University di Southampton e leader dello studio.</text:p>
      <text:p text:style-name="P16"/>
      <text:p text:style-name="P16">Un’analisi dei granchi trovati in Antartide ha poi rivelato che si trattava di una specie geneticamente distinta, come spiega l’articolo di Thatje e colleghi su PLoS ONE. Le acque vicino all’East Scotia Ridge hanno solitamente una temperatura molto vicina al congelamento, mentre il liquido che sgorga dalle sorgenti è bollente, e può raggiungere i 400°. </text:p>
      <text:p text:style-name="P16"/>
      <text:p text:style-name="P16">Il posto perfetto per vivere</text:p>
      <text:p text:style-name="P16"/>
      <text:p text:style-name="P16">Siccome l’acqua si raffredda rapidamente appena ci si allontana dalle sorgenti, per K. tyleri non resta che una piccolissima nicchia in cui può sopravvivere. Se si avvicina troppo alle sorgenti rischia di finire cotto, se si allontana congelato. Il modo in cui il granchio yeti risolve il problema, spiega Thatje, è stringendosi ai suoi simili molto più di quanto fanno le altre due specie che conoscevamo finora. I granchi salgono gli uni in cima agli altri “come fagioli in un barattolo, riempiendo ogni piccolo spazio a disposizione” e in un metro quadrato convergono fino a 700 esemplari.</text:p>
      <text:p text:style-name="P16"/>
      <text:p text:style-name="P16">Rispetto alle altre due, questa nuova specie è molto più predisposta all’arrampicata, grazie a degli arti anteriori più corti e molto robusti. Il suo corpo è più tarchiato e compatto rispetto a quello dei suoi “cugini”, che amano le distese piane degli abissi marini, e probabilmente gli permette di ottenere la posizione migliore sulla superficie delle sorgenti.</text:p>
      <text:p text:style-name="P16"/>
      <text:p text:style-name="P16">I ricercatori hanno anche osservato alcune femmine che si erano spinte al di fuori della zona abitabile. Secondo Thatje è possibile che le larve di granchio yeti, come quelle di molte altre specie di profondità, abbiano bisogno di temperature più basse per svilupparsi. Questo significa che le madri devono fare un sacrificio notevole, e lo pagano a caro prezzo: il freddo, nel tempo, deteriora i loro corpi. È probabile che le femmine riescano a riprodursi solamente una volta prima di morire.</text:p>
      <text:p text:style-name="P16"/>
      <text:p text:style-name="P16">Il bello di un torace irsuto</text:p>
      <text:p text:style-name="P16"/>
      <text:p text:style-name="P16">Nel complesso i granchi yeti sono perfettamente adattati al loro duro stile di vita. Siccome nel loro ambiente il Sole non arriva, hanno evoluto un altro modo per ottenere energia: si “coltivano” il cibo da soli. Questi crostacei sono infatti dotati, sul torace e sugli arti, di strutture simili ai peli chiamate setae in grado di attirare i batteri. Che, guarda caso, sono il piatto principale della dieta del granchio yeti. Questi toraci pelosi hanno ispirato il suo soprannome, Hoff crab, in onore della star di Baywatch David Hasselhoff.</text:p>
      <text:p text:style-name="P16"/>
      <text:p text:style-name="P16">Senza offesa per l’attore, Thatje dice di preferire il nome scientifico, K. tyleri, che gli è stato dato in onore di Paul Tyler, professore emerito dell’Università di Southampton e pioniere della scienza degli abissi marini. Secondo Andrew Thurber, ecologo della Oregon State University esperto in oceani, la scoperta dello yeti crab antartico “è davvero fantastica”. Il che è particolarmente vero <text:soft-page-break/>perché fino a un decennio fa nessuno sapeva che questi animali esistessero, aggiunge Thurber, che nel 2011 ha contribuito a descrivere una delle due specie note di granchio yeti, che vive al largo del Costa Rica. “Ci fa capire ancora una volta quante cose non sappiamo, e alcune di queste nuove specie potrebbero essere ben più diffuse di quanto sembri”.</text:p>
      <text:p text:style-name="P2"/>
      <text:p text:style-name="P2">-diavolo nero</text:p>
      <text:p text:style-name="P2"/>
      <text:p text:style-name="P2">-accetta d'argento</text:p>
      <text:p text:style-name="P2"/>
      <text:p text:style-name="P2">-vipera di mare</text:p>
      <text:p text:style-name="P8"/>
      <text:p text:style-name="P8">-testa trasparente</text:p>
      <text:p text:style-name="P8"/>
      <text:p text:style-name="P2">Esposizione 3:</text:p>
      <text:p text:style-name="P2"/>
      <text:p text:style-name="P2"><text:span text:style-name="T24">&lt;h1&gt;</text:span>MARE APERTO<text:span text:style-name="T24">&lt;h1&gt;</text:span></text:p>
      <text:p text:style-name="P2"/>
      <text:p text:style-name="P53">&lt;p&gt;<text:span text:style-name="T25">l'oceano è pieno di vita in ogni forma e in ogni ambiente che mette a disposizione. Anche dove il fondale può sembrare vuoto e inospitale come un deserto, molte creature sono capaci di sopravvivere e prosperare.&lt;/p&gt; </text:span></text:p>
      <text:p text:style-name="P53"><text:span text:style-name="T25">&lt;p&gt;Molti animali percorrono lunghissime migrazioni attraversando innumerevoli chilometri per tornare ai luoghi dove si riproducono ma altri svolgono il loro intero ciclo vitale al largo, tali organismi vengono detti pelagici e vanno da creature minuscole come quelle che compongono il plankton alle colossali balene.</text:span>&lt;/p&gt;</text:p>
      <text:p text:style-name="P54">&lt;p&gt;Il paesaggio marino può apparire spoglio lontano dalle barriere coralline e dalle coste, ma è pieno di vita rigogliosa che attende solo di essere scoperta, nascosta sotto la sabbia come un rombo, confusa negli innumerevoli individui dei banchi di meduse, maestosa come il lento nuoto di una balena o intrepida come i salti di un branco di delfini.&lt;/p&gt; </text:p>
      <text:p text:style-name="P2"/>
      <text:p text:style-name="P2"><text:span text:style-name="T19">delfini</text:span></text:p>
      <text:p text:style-name="P2"/>
      <text:p text:style-name="P2">-pesce luna</text:p>
      <text:p text:style-name="P2"/>
      <text:p text:style-name="P2">-manta</text:p>
      <text:p text:style-name="P2"/>
      <text:p text:style-name="P2"><text:span text:style-name="T25">&lt;h2&gt;</text:span>trigone<text:span text:style-name="T25">&lt;h2&gt;</text:span></text:p>
      <text:p text:style-name="P2"/>
      <text:p text:style-name="P54">&lt;p&gt;Il trigone o razza è un pesce cartilagineo parente degli squali e delle mante, con i quali condivide l'eleganza e le grandi pinne pettorali a vela che usa per nuotare. Questo animale si muove, simile ad un tappeto volante subacqueo vicino al fondale alla ricerca di pesci e crostacei che costituiscono buona parte della sua dieta&lt;/p&gt; <text:s/></text:p>
      <text:p text:style-name="P51"><text:span text:style-name="T7">&lt;p&gt;I t</text:span><text:span text:style-name="T6">rigoni possono raggiungere una larghezza di 80 cm e una lunghezza massima di 190 cm. Hanno una colorazione bruno – violacea molto scura, quasi nera. Come gli squali loro parenti, i trigoni possiedono uno scheletro cartilagineo, vivono anche nel mare Adriatico dove si nutrono di meduse, calamari, crostacei e pesci. I trigoni possiedono un aculeo velenoso alla base della coda che viene utilizzato in caso di difesa. Per questioni di sicurezza l’aculeo viene periodicamente reciso dallo staff acquariologico in modo assolutamente indolore per l’animale. Alcuni trigoni ospitati nella vasca sono nati all’Acquario di Cattolica. Grazie alla loro indole docile si possono accarezzare delicatamente sulle pinne laterali, facendo attenzione però alla bocca e alla coda.</text:span><text:span text:style-name="T7">&lt;/p&gt;</text:span></text:p>
      <text:p text:style-name="P2"/>
      <text:p text:style-name="P7">Esposizione 4:</text:p>
      <text:p text:style-name="P7"/>
      <text:p text:style-name="P7"><text:soft-page-break/>ACQUE GLACIALI</text:p>
      <text:p text:style-name="P7"/>
      <text:p text:style-name="P49">&lt;h2&gt;Beluga&lt;/h2&gt;</text:p>
      <text:p text:style-name="P49">&lt;p&gt;Questo mammifero marino possiede una livrea bianca o giallastra, con una protuberanza distintiva sulla testa. Alla nascita i piccoli appaiono scuri o grigio-bruni, poi con l'età si schiariscono, fino a raggiungere la gradazione bianca tra i 5 e i 12 anni d'età. La lunghezza degli adulti varia dai 5,5 metri dei maschi ai 4,1 delle femmine. Il peso fra i 700 e i 1.200 chili per le femmine e fra i 1100 e i 1600 chili per i maschi.&lt;/p&gt;</text:p>
      <text:p text:style-name="P49">&lt;p&gt;Come anche la maggior parte degli altri Odontoceti i beluga possiedono il melone, un organo costituito da tessuto adiposo posto al centro della fronte. Il melone dei beluga è particolarmente bulboso e malleabile, tanto che questi animali sono in grado di cambiare la forma della testa soffiando aria nei seni paranasali. A differenza di altri cetacei, le vertebre del collo non sono saldate insieme, cosicché il beluga ha la capacità di ruotare la testa lateralmente. La bocca possiede da otto a dieci denti da ciascun lato della mascella, per un totale di 34-40 denti.&lt;/p&gt;</text:p>
      <text:p text:style-name="P49">&lt;p&gt;I beluga non hanno la pinna dorsale, caratteristica indicata anche dal nome del genere: "apterus" in greco significa infatti senza ali. La perdita della pinna dorsale potrebbe essere un adattamento alla vita sotto i ghiacci, o forse un modo per conservare calore. I beluga infatti vivono in zone di clima subartico, in particolare lungo le coste di Alaska, Canada, Groenlandia e Russia.&lt;/p&gt;</text:p>
      <text:p text:style-name="P50"><text:span text:style-name="T19">&lt;p&gt;</text:span><text:span text:style-name="T8">I beluga sono animali molto socievol</text:span><text:span text:style-name="T9">i, inteligenti e curiosi, I beluga sono stati tra le prime specie di cetacei ad essere allevati in cattività. &amp;Egrave; diventato molto popolare, soprattutto per il colore e per la grande varietà di espressioni facciali che è in grado di riprodurre. A differenza di altri cetacei che presentano un "sorriso" piuttosto statico, il beluga, grazie alle vertebre cervicali mobili, riesce infatti ad ottenere una grande diversità di espressioni.&lt;/p&gt;</text:span></text:p>
      <text:p text:style-name="P50"><text:span text:style-name="T9"><text:s/></text:span></text:p>
      <text:p text:style-name="P7"><text:span text:style-name="T19">&lt;h2&gt;</text:span>pinguini<text:span text:style-name="T19">&lt;/h2&gt;</text:span></text:p>
      <text:p text:style-name="P36"><text:span text:style-name="T26">&lt;p&gt;Il nostro acquario ospita alcuni splendidi esemplari di </text:span>pinguin<text:span text:style-name="T26">o</text:span> di Humboldt.</text:p>
      <text:p text:style-name="P36"><text:span text:style-name="T26">Si tratta di una specie</text:span> <text:span text:style-name="T26">solitamente trovata</text:span> lungo le coste del Perù e del Cile, <text:span text:style-name="T26">dove</text:span> vivono ad una temperatura che varia da –3 c° a +24 c°.<text:span text:style-name="T26">&lt;/p&gt;</text:span> </text:p>
      <text:p text:style-name="P36"><text:span text:style-name="T26">&lt;p&gt;</text:span>Sono uccelli di taglia media, da adulti raggiungono i 60 Cm di altezza e i 5 Kg di peso. Possono vivere fino a 20 anni. Si nutrono principalmente di molluschi, sardine e Krill. Per cacciare non superano i 30 m di profondità e rimangono sempre in gruppo. La maturità sessuale si manifesta tra i 2 e 7 anni e solitamente formano coppia fissa per tutta la vita. Depongono normalmente 2 uova che vengono covate per 42 giorni da entrambi gli individui.<text:span text:style-name="T26">&lt;/p&gt;</text:span></text:p>
      <text:p text:style-name="P9"><text:span text:style-name="T26">&lt;p&gt;</text:span>I pinguini presenti all'Acquario di Cattolica non sono stati prelevati dal loro ambiente naturale.</text:p>
      <text:p text:style-name="P9">Questi splendidi animali sono tutti nati in ambiente controllato e provengono da realtà che si occupano di salvaguardia e conservazione.</text:p>
      <text:p text:style-name="P9">Questa operazione è stata possibile grazie al coinvolgimento e coordinamento di EAZA(Associazione Europea Zoo ed Acquari), che coinvolge varie strutture sia italiane che europee.<text:span text:style-name="T26">&lt;/p&gt;</text:span></text:p>
      <text:p text:style-name="P9"/>
      <text:p text:style-name="P7">-foche</text:p>
      <text:p text:style-name="P7"/>
      <text:p text:style-name="P7">-<text:span text:style-name="T1">beluga</text:span></text:p>
      <text:p text:style-name="P7"/>
      <text:p text:style-name="P7">esposizione 5:</text:p>
      <text:p text:style-name="P7"/>
      <text:p text:style-name="P7"><text:span text:style-name="T27">&lt;h1&gt;</text:span>GLI ANTICHI<text:span text:style-name="T27">&lt;/h1&gt;</text:span></text:p>
      <text:p text:style-name="P55">&lt;p&gt;Le creature che oggi popolano il nostro pianeta sono il risultato di lunghissimi percorsi evolutivi, che le hanno portate ad avere aspetti e caratteristiche estremamente varie e specializzate per adattarsi e sopravvivere, ma alcune specie resistono da ere ormai passate immutate dal passare del tempo.&lt;/p&gt; </text:p>
      <text:p text:style-name="P56">&lt;p&gt; Ancora oggi esistono animali e piante delle quali ci è stato possibile identificare fossili e che presentano cambiamenti minimi rispetto ad allora, tali organismi, <text:span text:style-name="T28">i </text:span>cui sviluppi risalgono a <text:span text:style-name="T28">milioni </text:span><text:soft-page-break/><text:span text:style-name="T28">di anni fa, vengono detti appunto fossili viventi e vengono spesso studiati per cercare di comprendere il passato della Terra.&lt;/p&gt;</text:span></text:p>
      <text:p text:style-name="P56"><text:span text:style-name="T28">&lt;p&gt;Il termine fossile vivente fu coniato da Darwin per indicare organismi, animali o vegetali, che mostrano caratteri morfologici primitivi propri del gruppo a cui appartengono, soggetti ad un processo evolutivo molto lento. Tuttavia è importante non sottovalutare queste specie, anche se molte oggi sono in pericolo: se sono state in grado di arrivare ai nostri giorni forse non bisognerebbe parlare di forme “primitive”, ma di grandi esempi di capacità di sopravvivenza.&lt;/p&gt;</text:span></text:p>
      <text:p text:style-name="P7"/>
      <text:p text:style-name="P7"><text:span text:style-name="T29">&lt;h2&gt;meduse&lt;/h2&gt;</text:span></text:p>
      <text:p text:style-name="P9"/>
      <text:p text:style-name="P41">&lt;p&gt;<text:span text:style-name="T21">Le meduse, organismi misteriosi ed affascinanti che nessuno di noi </text:span>normalmente <text:span text:style-name="T21">vorrebbe mai incontrare, se non visitando un acquario, sono costituite per il 90% da acqua e presentano un corpo a forma di paracadute e una serie di tentacoli urticanti di lunghezza e forma variabile.</text:span>&lt;/p&gt;<text:span text:style-name="T21"><text:line-break/></text:span>&lt;p&gt;In base alla specie il numero dei tentacoli, la loro forma e i colori possono essere sgargianti segnali di pericolo che avvisano possibili predatori della loro tossicità o semi-trasparenti, <text:span text:style-name="T30">splendidi merletti esempio</text:span> letale <text:span text:style-name="T30">di</text:span> mimetismo passivo.&lt;/p&gt; </text:p>
      <text:p text:style-name="P42"><text:span text:style-name="T21"><text:s/><text:line-break/></text:span>&lt;p&gt; il ciclo vitale delle meduse è molto particolare, si sviluppa in <text:span text:style-name="T30">un peculiare ciclo</text:span>, le meduse adulte rilasciano <text:span text:style-name="T30">gameti maschili e femminili dalle quali nascono le cosidette planule. Dopo un breve periodo di vita trasportata dalle correnti, la planula si fissa sul fondo ed evolve in una larva polipoide detta scifistoma. In particolari periodi dell’anno, sotto l’influenza di fattori ormonali ed ambientali, lo scifistoma produce giovani meduse grazie ad un processo di divisione detto strobilazione: lo sviluppo di nuove meduse avviene grazie alla liberazione di meduse immature (efire), che col passare del tempo si trasformeranno in meduse adulte.&lt;/p&gt;</text:span></text:p>
      <text:p text:style-name="P9"/>
      <text:p text:style-name="P16"><text:span text:style-name="T30">&lt;h2&gt;</text:span>Granchio gigante del giappone<text:span text:style-name="T30">&lt;/h2&gt;</text:span></text:p>
      <text:p text:style-name="P16"/>
      <text:p text:style-name="P16"><text:span text:style-name="T30">&lt;p&gt;</text:span>Il Granchio gigante del Giappone (Macrocheira kaempferi Temminck, 1836) è il più grande artropode vivente. È l'unica specie vivente del genere Macrocheira; altre specie del genere sono state descritte solo come fossili.<text:span text:style-name="T30">&lt;/p&gt;</text:span></text:p>
      <text:p text:style-name="P16"/>
      <text:p text:style-name="P16"><text:span text:style-name="T30">&lt;p&gt;</text:span>Vive nelle profondità dell'Oceano Pacifico (200-300 m sotto il livello del mare) nei pressi del Giappone. Ha una vita media di circa 100 anni.</text:p>
      <text:p text:style-name="P16">Nella maturità può raggiungere una apertura delle zampe sino a 4 m, con una dimensione del corpo sino a 37 cm ed un peso sino a 20 kg. Il granchio ha un corpo arancione, ma ha punti bianchi nelle sue sottili zampe. Gli artigli degli esemplari maschi divengono più lunghi delle sue zampe; quando aperti questi possono allungarsi per 3 metri. La larghezza del guscio, ovale e arrotondato può arrivare a 30 cm, e raggiungere la lunghezza di 40 cm.<text:span text:style-name="T30">&lt;/p&gt;</text:span></text:p>
      <text:p text:style-name="P16"/>
      <text:p text:style-name="P16"><text:span text:style-name="T30">&lt;p&gt;</text:span>I suoi occhi compositi sono situati sulla parte anteriore, e due aculei (spine) sporgono tra essi. Gli esemplari più giovani sono caratterizzati da peli e spine sul guscio, e i loro aculei frontali sono più lunghi, ma questi gradualmente si atrofizzano quando diventano più vecchi.<text:span text:style-name="T30">&lt;/p&gt;</text:span></text:p>
      <text:p text:style-name="P16"/>
      <text:p text:style-name="P16"><text:span text:style-name="T30">&lt;p&gt;</text:span>La M. kaempferi è diffusa nell'area del Pacifico che circonda l'arcipelago del Giappone.</text:p>
      <text:p text:style-name="P16">Predilige i fondali sabbiosi a profondità di 150 - 800 m, più frequentemente tra i 200 e i 300 m. In primavera depone le uova su fondali meno profondi (50 m).<text:span text:style-name="T30">&lt;/p&gt;</text:span></text:p>
      <text:p text:style-name="P7"/>
      <text:p text:style-name="P7"><text:span text:style-name="T1">granchio ferro di cavallo</text:span></text:p>
      <text:p text:style-name="P7"/>
      <text:p text:style-name="P7"><text:span text:style-name="T1">nautilus</text:span></text:p>
      <text:p text:style-name="P7"/>
      <text:p text:style-name="P7"><text:span text:style-name="T1">latimeria</text:span></text:p>
      <text:p text:style-name="P7"><text:soft-page-break/></text:p>
      <text:p text:style-name="P7"><text:span text:style-name="T1">squalo goblin</text:span></text:p>
      <text:p text:style-name="P7"/>
      <text:p text:style-name="P7"><text:span text:style-name="T2">squalo nastro(?)</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8:09:25.685000000</meta:creation-date>
    <meta:editing-duration>PT3H28M36S</meta:editing-duration>
    <meta:editing-cycles>7</meta:editing-cycles>
    <meta:generator>LibreOffice/5.0.3.2$Windows_x86 LibreOffice_project/e5f16313668ac592c1bfb310f4390624e3dbfb75</meta:generator>
    <dc:date>2017-01-08T20:02:36.830000000</dc:date>
    <meta:document-statistic meta:table-count="0" meta:image-count="0" meta:object-count="0" meta:page-count="10" meta:paragraph-count="151" meta:word-count="4733" meta:character-count="30850" meta:non-whitespace-character-count="26230"/>
  </office:meta>
</office:document-meta>
</file>